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normal" style:text-underline-style="none" fo:font-weight="normal" officeooo:rsid="0048fa44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255f09" officeooo:paragraph-rsid="000af9bf" style:font-weight-asian="bold" style:font-weight-complex="bold"/>
    </style:style>
    <style:style style:name="P3" style:family="paragraph" style:parent-style-name="Standard" style:list-style-name="L1">
      <style:text-properties fo:font-size="12pt" fo:font-style="normal" style:text-underline-style="none" fo:font-weight="bold" officeooo:rsid="004190ee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 style:list-style-name="L1">
      <style:text-properties fo:font-size="12pt" fo:font-style="normal" style:text-underline-style="none" fo:font-weight="bold" officeooo:rsid="002a1334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 style:list-style-name="L1">
      <style:text-properties fo:font-size="12pt" fo:font-style="normal" style:text-underline-style="none" fo:font-weight="bold" officeooo:rsid="0031e755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 style:list-style-name="L1">
      <style:text-properties fo:font-size="12pt" fo:font-style="normal" style:text-underline-style="none" fo:font-weight="bold" officeooo:rsid="004248c2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 style:list-style-name="L1">
      <style:text-properties fo:font-size="12pt" fo:font-style="normal" style:text-underline-style="none" fo:font-weight="bold" officeooo:rsid="0048fa44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 style:list-style-name="L1">
      <style:text-properties fo:font-size="12pt" fo:font-style="normal" style:text-underline-style="none" fo:font-weight="bold" officeooo:rsid="00539805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 style:list-style-name="L1">
      <style:text-properties fo:font-size="12pt" fo:font-style="normal" style:text-underline-style="none" fo:font-weight="bold" officeooo:rsid="0056f26e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 style:list-style-name="L1">
      <style:text-properties fo:font-size="12pt" fo:font-style="normal" style:text-underline-style="none" fo:font-weight="normal" officeooo:rsid="0036bfef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text-properties fo:font-size="12pt" fo:font-style="normal" style:text-underline-style="none" fo:font-weight="normal" officeooo:rsid="00436711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">
      <style:text-properties fo:font-size="12pt" fo:font-style="normal" style:text-underline-style="none" fo:font-weight="normal" officeooo:rsid="004642dd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text-properties fo:font-size="12pt" fo:font-style="normal" style:text-underline-style="none" fo:font-weight="normal" officeooo:rsid="00539805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style="normal" style:text-underline-style="none" fo:font-weight="normal" officeooo:rsid="0048fa44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ize="12pt" fo:font-style="normal" style:text-underline-style="none" fo:font-weight="normal" officeooo:rsid="000b5420" officeooo:paragraph-rsid="000b5420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style="normal" style:text-underline-style="none" fo:font-weight="normal" officeooo:rsid="000b424f" officeooo:paragraph-rsid="000b424f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font-size="12pt" fo:font-style="normal" style:text-underline-style="none" fo:font-weight="normal" officeooo:rsid="00152810" officeooo:paragraph-rsid="00152810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font-size="12pt" fo:font-style="normal" style:text-underline-style="solid" style:text-underline-width="auto" style:text-underline-color="font-color" fo:font-weight="bold" officeooo:rsid="000b5420" officeooo:paragraph-rsid="000b5420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 style:list-style-name="L1">
      <style:text-properties fo:color="#996600" fo:font-size="12pt" fo:font-style="normal" style:text-underline-style="none" fo:font-weight="bold" officeooo:rsid="005bc542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 style:list-style-name="L1">
      <style:text-properties fo:color="#000000" fo:font-size="12pt" fo:font-style="normal" style:text-underline-style="none" fo:font-weight="normal" officeooo:rsid="00345da4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1">
      <style:text-properties fo:color="#000000" fo:font-size="12pt" fo:font-style="normal" style:text-underline-style="none" fo:font-weight="normal" officeooo:rsid="00282bff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1">
      <style:text-properties fo:color="#000000" fo:font-size="12pt" fo:font-style="normal" style:text-underline-style="none" fo:font-weight="normal" officeooo:rsid="00338b46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fo:font-size="12pt" fo:font-style="normal" style:text-underline-style="none" fo:font-weight="normal" officeooo:rsid="00102cc3" officeooo:paragraph-rsid="000c425d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0b424f" officeooo:paragraph-rsid="000b424f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0d86a7" officeooo:paragraph-rsid="000d86a7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0c1ff" officeooo:paragraph-rsid="0010c1ff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c82a" style:font-weight-asian="normal" style:font-weight-complex="normal"/>
    </style:style>
    <style:style style:name="T3" style:family="text">
      <style:text-properties fo:font-weight="normal" officeooo:rsid="0051646e" style:font-weight-asian="normal" style:font-weight-complex="normal"/>
    </style:style>
    <style:style style:name="T4" style:family="text">
      <style:text-properties fo:font-weight="normal" officeooo:rsid="0051cfbf" style:font-weight-asian="normal" style:font-weight-complex="normal"/>
    </style:style>
    <style:style style:name="T5" style:family="text">
      <style:text-properties fo:font-weight="normal" officeooo:rsid="0052094d" style:font-weight-asian="normal" style:font-weight-complex="normal"/>
    </style:style>
    <style:style style:name="T6" style:family="text">
      <style:text-properties fo:font-weight="normal" officeooo:rsid="004cc4b8" style:font-weight-asian="normal" style:font-weight-complex="normal"/>
    </style:style>
    <style:style style:name="T7" style:family="text">
      <style:text-properties fo:font-weight="normal" officeooo:rsid="005370db" style:font-weight-asian="normal" style:font-weight-complex="normal"/>
    </style:style>
    <style:style style:name="T8" style:family="text">
      <style:text-properties fo:font-weight="normal" officeooo:rsid="00539805" style:font-weight-asian="normal" style:font-weight-complex="normal"/>
    </style:style>
    <style:style style:name="T9" style:family="text">
      <style:text-properties fo:font-weight="normal" officeooo:rsid="0056f26e" style:font-weight-asian="normal" style:font-weight-complex="normal"/>
    </style:style>
    <style:style style:name="T10" style:family="text">
      <style:text-properties fo:font-weight="normal" officeooo:rsid="00550164" style:font-weight-asian="normal" style:font-weight-complex="normal"/>
    </style:style>
    <style:style style:name="T11" style:family="text">
      <style:text-properties fo:color="#996600" fo:font-weight="normal" officeooo:rsid="0059238b" style:font-weight-asian="normal" style:font-weight-complex="normal"/>
    </style:style>
    <style:style style:name="T12" style:family="text">
      <style:text-properties fo:color="#996600" fo:font-weight="normal" officeooo:rsid="0059eeef" style:font-weight-asian="normal" style:font-weight-complex="normal"/>
    </style:style>
    <style:style style:name="T13" style:family="text">
      <style:text-properties officeooo:rsid="00269fa6"/>
    </style:style>
    <style:style style:name="T14" style:family="text">
      <style:text-properties officeooo:rsid="0011c797"/>
    </style:style>
    <style:style style:name="T15" style:family="text">
      <style:text-properties officeooo:rsid="000d5efc"/>
    </style:style>
    <style:style style:name="T16" style:family="text">
      <style:text-properties officeooo:rsid="000d86a7"/>
    </style:style>
    <style:style style:name="T17" style:family="text">
      <style:text-properties officeooo:rsid="000f1b35"/>
    </style:style>
    <style:style style:name="T18" style:family="text">
      <style:text-properties style:text-underline-style="solid" style:text-underline-width="auto" style:text-underline-color="font-color" officeooo:rsid="000d5efc"/>
    </style:style>
    <style:style style:name="T19" style:family="text">
      <style:text-properties style:text-underline-style="solid" style:text-underline-width="auto" style:text-underline-color="font-color" fo:font-weight="bold" officeooo:rsid="000d5efc" style:font-weight-asian="bold" style:font-weight-complex="bold"/>
    </style:style>
    <style:style style:name="T20" style:family="text">
      <style:text-properties fo:font-style="italic" style:text-underline-style="solid" style:text-underline-width="auto" style:text-underline-color="font-color" officeooo:rsid="000d5efc" style:font-style-asian="italic" style:font-style-complex="italic"/>
    </style:style>
    <style:style style:name="T21" style:family="text">
      <style:text-properties officeooo:rsid="0013817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tape stage</text:p>
      <text:list xml:id="list618950246504889082" text:style-name="L1">
        <text:list-item>
          <text:p text:style-name="P3"><text:span text:style-name="T2">T</text:span><text:span text:style-name="T1">out au long étude des divers algorithmes existants </text:span><text:span text:style-name="T3">(coursera)</text:span></text:p>
        </text:list-item>
        <text:list-item>
          <text:p text:style-name="P4"><text:span text:style-name="T2">C</text:span><text:span text:style-name="T1">réation fichier Excel en python </text:span><text:span text:style-name="T4">+ lecture pour classification future (Excel ↔ CSV)</text:span></text:p>
          <text:p text:style-name="P19"><text:span text:style-name="T4">o</text:span><text:span text:style-name="T1">pnpyxl lib for 2010+ ; xlrd&amp;xlwt lib for 2010-</text:span></text:p>
        </text:list-item>
        <text:list-item>
          <text:p text:style-name="P5"><text:span text:style-name="T1">Lecture et retour OCR à partir de PDF (si nécessaire PDF </text:span><text:span text:style-name="T5">↔</text:span><text:span text:style-name="T1"> PNG) </text:span></text:p>
          <text:p text:style-name="P5"><text:span text:style-name="T11">PDF to TXT/HTML/XML (txt used) with pdfminer </text:span><text:span text:style-name="T12">lib</text:span></text:p>
        </text:list-item>
        <text:list-item>
          <text:p text:style-name="P20">Détermination d'une structure de facture<text:span text:style-name="T13"> </text:span></text:p>
        </text:list-item>
        <text:list-item>
          <text:p text:style-name="P21">Classification par regexp</text:p>
        </text:list-item>
        <text:list-item>
          <text:p text:style-name="P22">Classement manuel des factures dans la base </text:p>
        </text:list-item>
        <text:list-item>
          <text:p text:style-name="P6"><text:span text:style-name="T1">Création IHM </text:span><text:span text:style-name="T6">(+initiation au drag&amp;drop)</text:span></text:p>
        </text:list-item>
        <text:list-item>
          <text:p text:style-name="P10">Codage de l'algorithme (tests et comparaisons de multiples algo – à expliciter)</text:p>
        </text:list-item>
        <text:list-item>
          <text:p text:style-name="P11">Apprentissage avec la basse de données (validation croisée ?)</text:p>
        </text:list-item>
        <text:list-item>
          <text:p text:style-name="P12">Binding du tout</text:p>
        </text:list-item>
        <text:list-item>
          <text:p text:style-name="P13">Ecriture de la documentation</text:p>
        </text:list-item>
        <text:list-item>
          <text:p text:style-name="P7"><text:span text:style-name="T1">Création de l'exécutable </text:span><text:span text:style-name="T7">+ installation automatique de toutes les librairies nécessaires </text:span><text:span text:style-name="T8">au bon fonctionnement de l'appli</text:span></text:p>
        </text:list-item>
        <text:list-item>
          <text:p text:style-name="P13">Gestion de toutes les erreurs possibles</text:p>
        </text:list-item>
        <text:list-item>
          <text:p text:style-name="P8"><text:span text:style-name="T1">Test</text:span><text:span text:style-name="T9">s</text:span><text:span text:style-name="T1"> de validation de toutes les options </text:span><text:span text:style-name="T10">et paramètres possibles</text:span></text:p>
        </text:list-item>
        <text:list-item>
          <text:p text:style-name="P9"><text:span text:style-name="T10">T</text:span><text:span text:style-name="T1">ests par un tiers</text:span></text:p>
        </text:list-item>
      </text:list>
      <text:p text:style-name="P1"/>
      <text:p text:style-name="P1"/>
      <text:p text:style-name="P18">Idées d'algo :</text:p>
      <text:p text:style-name="P18"/>
      <text:p text:style-name="P15">14/6/2016</text:p>
      <text:p text:style-name="P23">test avec classification par regexp</text:p>
      <text:p text:style-name="P23">test avec pré traitement regexp pour determiner le type <text:span text:style-name="T14">(Num tel/fax , Adresse, description, nom, num RCS, montant, taux TVA, num TVA….) puis traitement avec machine learning (type du learning à determiner) ? </text:span></text:p>
      <text:p text:style-name="P1">d<text:span text:style-name="T21">ata_set shape (n_sample,n_features)</text:span></text:p>
      <text:p text:style-name="P17">Hidden Markov Model ? Selon l'observation du reg_type precedent/suivant et du type précedent déterminé ?</text:p>
      <text:p text:style-name="P1"/>
      <text:p text:style-name="P16">15/6/2016</text:p>
      <text:p text:style-name="P24"><text:span text:style-name="T15">Apprentissage sur des </text:span><text:span text:style-name="T20">features</text:span></text:p>
      <text:p text:style-name="P25">en HTML : <text:span text:style-name="T17">reg_type précédent, reg_type suivant, </text:span>left corner relative position, top corner relative position, <text:span text:style-name="T17">width ?, height ?</text:span></text:p>
      <text:p text:style-name="P26">en TXT :<text:span text:style-name="T16"> reg_type précédent, reg_type suivant, moment dans la lecture ?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nopolis </meta:initial-creator>
    <meta:creation-date>2016-06-15T09:51:14.936842479</meta:creation-date>
    <meta:generator>LibreOffice/5.0.3.2$Linux_X86_64 LibreOffice_project/00m0$Build-2</meta:generator>
    <dc:date>2016-06-15T15:02:27.524658147</dc:date>
    <dc:creator>innopolis </dc:creator>
    <meta:editing-duration>PT4H55M5S</meta:editing-duration>
    <meta:editing-cycles>13</meta:editing-cycles>
    <meta:document-statistic meta:table-count="0" meta:image-count="0" meta:object-count="0" meta:page-count="1" meta:paragraph-count="28" meta:word-count="248" meta:character-count="1569" meta:non-whitespace-character-count="1359"/>
  </office:meta>
</office:document-meta>
</file>